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ales_2019</text:p>
          </table:table-cell>
          <table:table-cell office:value-type="string" calcext:value-type="string">
            <text:p>Sales_2020</text:p>
          </table:table-cell>
          <table:table-cell office:value-type="string" calcext:value-type="string">
            <text:p>Sales_2021</text:p>
          </table:table-cell>
          <table:table-cell office:value-type="string" calcext:value-type="string">
            <text:p>Max_driving_range</text:p>
          </table:table-cell>
          <table:table-cell office:value-type="string" calcext:value-type="string">
            <text:p>charging_cap (max 150kW)</text:p>
          </table:table-cell>
          <table:table-cell office:value-type="string" calcext:value-type="string">
            <text:p>energy_cons</text:p>
          </table:table-cell>
          <table:table-cell/>
          <table:table-cell office:value-type="string" calcext:value-type="string">
            <text:p>weighted range</text:p>
          </table:table-cell>
          <table:table-cell office:value-type="string" calcext:value-type="string">
            <text:p>weighted charge_cap</text:p>
          </table:table-cell>
          <table:table-cell office:value-type="string" calcext:value-type="string">
            <text:p>weighted_energy_c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sla Model 3</text:p>
          </table:table-cell>
          <table:table-cell office:value-type="float" office:value="2342" calcext:value-type="float">
            <text:p>2342</text:p>
          </table:table-cell>
          <table:table-cell office:value-type="float" office:value="2892" calcext:value-type="float">
            <text:p>2892</text:p>
          </table:table-cell>
          <table:table-cell office:value-type="float" office:value="3304" calcext:value-type="float">
            <text:p>3304</text:p>
          </table:table-cell>
          <table:table-cell office:value-type="float" office:value="795" calcext:value-type="float">
            <text:p>795</text:p>
          </table:table-cell>
          <table:table-cell office:value-type="float" office:value="110" calcext:value-type="float">
            <text:p>110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[.E2]*SUM([.B2:.D2])" office:value-type="float" office:value="6787710" calcext:value-type="float">
            <text:p>6787710</text:p>
          </table:table-cell>
          <table:table-cell table:formula="of:=[.F2]*SUM([.B2:.D2])" office:value-type="float" office:value="939180" calcext:value-type="float">
            <text:p>939180</text:p>
          </table:table-cell>
          <table:table-cell table:formula="of:=[.G2]*SUM([.B2:.D2])" office:value-type="float" office:value="198081.6" calcext:value-type="float">
            <text:p>198081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nault Zoe</text:p>
          </table:table-cell>
          <table:table-cell office:value-type="float" office:value="944" calcext:value-type="float">
            <text:p>944</text:p>
          </table:table-cell>
          <table:table-cell office:value-type="float" office:value="2071" calcext:value-type="float">
            <text:p>2071</text:p>
          </table:table-cell>
          <table:table-cell office:value-type="float" office:value="1778" calcext:value-type="float">
            <text:p>1778</text:p>
          </table:table-cell>
          <table:table-cell office:value-type="float" office:value="475" calcext:value-type="float">
            <text:p>475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formula="of:=[.E3]*SUM([.B3:.D3])" office:value-type="float" office:value="2276675" calcext:value-type="float">
            <text:p>2276675</text:p>
          </table:table-cell>
          <table:table-cell table:formula="of:=[.F3]*SUM([.B3:.D3])" office:value-type="float" office:value="196513" calcext:value-type="float">
            <text:p>196513</text:p>
          </table:table-cell>
          <table:table-cell table:formula="of:=[.G3]*SUM([.B3:.D3])" office:value-type="float" office:value="105446" calcext:value-type="float">
            <text:p>105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ia Niro</text:p>
          </table:table-cell>
          <table:table-cell office:value-type="float" office:value="1125" calcext:value-type="float">
            <text:p>1125</text:p>
          </table:table-cell>
          <table:table-cell office:value-type="float" office:value="421" calcext:value-type="float">
            <text:p>421</text:p>
          </table:table-cell>
          <table:table-cell office:value-type="float" office:value="924" calcext:value-type="float">
            <text:p>924</text:p>
          </table:table-cell>
          <table:table-cell office:value-type="float" office:value="550" calcext:value-type="float">
            <text:p>55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4]*SUM([.B4:.D4])" office:value-type="float" office:value="1358500" calcext:value-type="float">
            <text:p>1358500</text:p>
          </table:table-cell>
          <table:table-cell table:formula="of:=[.F4]*SUM([.B4:.D4])" office:value-type="float" office:value="190190" calcext:value-type="float">
            <text:p>190190</text:p>
          </table:table-cell>
          <table:table-cell table:formula="of:=[.G4]*SUM([.B4:.D4])" office:value-type="float" office:value="59280" calcext:value-type="float">
            <text:p>592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yundai Kona</text:p>
          </table:table-cell>
          <table:table-cell office:value-type="float" office:value="897" calcext:value-type="float">
            <text:p>897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E5]*SUM([.B5:.D5])" office:value-type="float" office:value="1046010" calcext:value-type="float">
            <text:p>1046010</text:p>
          </table:table-cell>
          <table:table-cell table:formula="of:=[.F5]*SUM([.B5:.D5])" office:value-type="float" office:value="112512" calcext:value-type="float">
            <text:p>112512</text:p>
          </table:table-cell>
          <table:table-cell table:formula="of:=[.G5]*SUM([.B5:.D5])" office:value-type="float" office:value="49224" calcext:value-type="float">
            <text:p>49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di e-Tron</text:p>
          </table:table-cell>
          <table:table-cell office:value-type="float" office:value="364" calcext:value-type="float">
            <text:p>364</text:p>
          </table:table-cell>
          <table:table-cell office:value-type="float" office:value="782" calcext:value-type="float">
            <text:p>782</text:p>
          </table:table-cell>
          <table:table-cell office:value-type="float" office:value="1192" calcext:value-type="float">
            <text:p>1192</text:p>
          </table:table-cell>
          <table:table-cell office:value-type="float" office:value="405" calcext:value-type="float">
            <text:p>405</text:p>
          </table:table-cell>
          <table:table-cell office:value-type="float" office:value="114" calcext:value-type="float">
            <text:p>114</text:p>
          </table:table-cell>
          <table:table-cell office:value-type="float" office:value="28.8" calcext:value-type="float">
            <text:p>28.8</text:p>
          </table:table-cell>
          <table:table-cell/>
          <table:table-cell table:formula="of:=[.E6]*SUM([.B6:.D6])" office:value-type="float" office:value="946890" calcext:value-type="float">
            <text:p>946890</text:p>
          </table:table-cell>
          <table:table-cell table:formula="of:=[.F6]*SUM([.B6:.D6])" office:value-type="float" office:value="266532" calcext:value-type="float">
            <text:p>266532</text:p>
          </table:table-cell>
          <table:table-cell table:formula="of:=[.G6]*SUM([.B6:.D6])" office:value-type="float" office:value="67334.4" calcext:value-type="float">
            <text:p>67334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MW i3</text:p>
          </table:table-cell>
          <table:table-cell office:value-type="float" office:value="1191" calcext:value-type="float">
            <text:p>119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E7]*SUM([.B7:.D7])" office:value-type="float" office:value="679680" calcext:value-type="float">
            <text:p>679680</text:p>
          </table:table-cell>
          <table:table-cell table:formula="of:=[.F7]*SUM([.B7:.D7])" office:value-type="float" office:value="88736" calcext:value-type="float">
            <text:p>88736</text:p>
          </table:table-cell>
          <table:table-cell table:formula="of:=[.G7]*SUM([.B7:.D7])" office:value-type="float" office:value="43424" calcext:value-type="float">
            <text:p>434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W e-Golf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401" calcext:value-type="float">
            <text:p>401</text:p>
          </table:table-cell>
          <table:table-cell table:style-name="ce1"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3.7" calcext:value-type="float">
            <text:p>23.7</text:p>
          </table:table-cell>
          <table:table-cell table:style-name="ce1"/>
          <table:table-cell table:style-name="ce1" table:formula="of:=[.E8]*SUM([.B8:.D8])" office:value-type="float" office:value="337680" calcext:value-type="float">
            <text:p>337680</text:p>
          </table:table-cell>
          <table:table-cell table:style-name="ce1" table:formula="of:=[.F8]*SUM([.B8:.D8])" office:value-type="float" office:value="47034" calcext:value-type="float">
            <text:p>47034</text:p>
          </table:table-cell>
          <table:table-cell table:formula="of:=[.G8]*SUM([.B8:.D8])" office:value-type="float" office:value="28582.2" calcext:value-type="float">
            <text:p>28582.2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VW Up!</text:p>
          </table:table-cell>
          <table:table-cell table:style-name="ce1"/>
          <table:table-cell table:style-name="ce1" office:value-type="float" office:value="376" calcext:value-type="float">
            <text:p>376</text:p>
          </table:table-cell>
          <table:table-cell table:style-name="ce1"/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.3" calcext:value-type="float">
            <text:p>22.3</text:p>
          </table:table-cell>
          <table:table-cell table:style-name="ce1"/>
          <table:table-cell table:style-name="ce1" table:formula="of:=[.E9]*SUM([.B9:.D9])" office:value-type="float" office:value="120320" calcext:value-type="float">
            <text:p>120320</text:p>
          </table:table-cell>
          <table:table-cell table:style-name="ce1" table:formula="of:=[.F9]*SUM([.B9:.D9])" office:value-type="float" office:value="11280" calcext:value-type="float">
            <text:p>11280</text:p>
          </table:table-cell>
          <table:table-cell table:formula="of:=[.G9]*SUM([.B9:.D9])" office:value-type="float" office:value="8384.8" calcext:value-type="float">
            <text:p>8384.8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Mazda MX-30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10]*SUM([.B10:.D10])" office:value-type="float" office:value="94350" calcext:value-type="float">
            <text:p>94350</text:p>
          </table:table-cell>
          <table:table-cell table:formula="of:=[.F10]*SUM([.B10:.D10])" office:value-type="float" office:value="12580" calcext:value-type="float">
            <text:p>12580</text:p>
          </table:table-cell>
          <table:table-cell table:formula="of:=[.G10]*SUM([.B10:.D10])" office:value-type="float" office:value="9250" calcext:value-type="float">
            <text:p>9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ugeot 208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78" calcext:value-type="float">
            <text:p>78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[.E11]*SUM([.B11:.D11])" office:value-type="float" office:value="152650" calcext:value-type="float">
            <text:p>152650</text:p>
          </table:table-cell>
          <table:table-cell table:formula="of:=[.F11]*SUM([.B11:.D11])" office:value-type="float" office:value="27690" calcext:value-type="float">
            <text:p>27690</text:p>
          </table:table-cell>
          <table:table-cell table:formula="of:=[.G11]*SUM([.B11:.D11])" office:value-type="float" office:value="7987.5" calcext:value-type="float">
            <text:p>798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yundai Ioniq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6" calcext:value-type="float">
            <text:p>36</text:p>
          </table:table-cell>
          <table:table-cell office:value-type="float" office:value="2.19" calcext:value-type="float">
            <text:p>2.19</text:p>
          </table:table-cell>
          <table:table-cell/>
          <table:table-cell table:formula="of:=[.E12]*SUM([.B12:.D12])" office:value-type="float" office:value="131765" calcext:value-type="float">
            <text:p>131765</text:p>
          </table:table-cell>
          <table:table-cell table:formula="of:=[.F12]*SUM([.B12:.D12])" office:value-type="float" office:value="12996" calcext:value-type="float">
            <text:p>12996</text:p>
          </table:table-cell>
          <table:table-cell table:formula="of:=[.G12]*SUM([.B12:.D12])" office:value-type="float" office:value="790.59" calcext:value-type="float">
            <text:p>790.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ssan Leaf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40" calcext:value-type="float">
            <text:p>40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[.E13]*SUM([.B13:.D13])" office:value-type="float" office:value="197735" calcext:value-type="float">
            <text:p>197735</text:p>
          </table:table-cell>
          <table:table-cell table:formula="of:=[.F13]*SUM([.B13:.D13])" office:value-type="float" office:value="22280" calcext:value-type="float">
            <text:p>22280</text:p>
          </table:table-cell>
          <table:table-cell table:formula="of:=[.G13]*SUM([.B13:.D13])" office:value-type="float" office:value="12866.7" calcext:value-type="float">
            <text:p>12866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sla Model S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110" calcext:value-type="float">
            <text:p>110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[.E14]*SUM([.B14:.D14])" office:value-type="float" office:value="309255" calcext:value-type="float">
            <text:p>309255</text:p>
          </table:table-cell>
          <table:table-cell table:formula="of:=[.F14]*SUM([.B14:.D14])" office:value-type="float" office:value="42790" calcext:value-type="float">
            <text:p>42790</text:p>
          </table:table-cell>
          <table:table-cell table:formula="of:=[.G14]*SUM([.B14:.D14])" office:value-type="float" office:value="9024.8" calcext:value-type="float">
            <text:p>9024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W ID3</text:p>
          </table:table-cell>
          <table:table-cell table:number-columns-repeated="2"/>
          <table:table-cell office:value-type="float" office:value="2361" calcext:value-type="float">
            <text:p>2361</text:p>
          </table:table-cell>
          <table:table-cell office:value-type="float" office:value="520" calcext:value-type="float">
            <text:p>520</text:p>
          </table:table-cell>
          <table:table-cell office:value-type="float" office:value="85" calcext:value-type="float">
            <text:p>85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[.E15]*SUM([.B15:.D15])" office:value-type="float" office:value="1227720" calcext:value-type="float">
            <text:p>1227720</text:p>
          </table:table-cell>
          <table:table-cell table:formula="of:=[.F15]*SUM([.B15:.D15])" office:value-type="float" office:value="200685" calcext:value-type="float">
            <text:p>200685</text:p>
          </table:table-cell>
          <table:table-cell table:formula="of:=[.G15]*SUM([.B15:.D15])" office:value-type="float" office:value="54775.2" calcext:value-type="float">
            <text:p>54775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W ID4</text:p>
          </table:table-cell>
          <table:table-cell table:number-columns-repeated="2"/>
          <table:table-cell office:value-type="float" office:value="2361" calcext:value-type="float">
            <text:p>2361</text:p>
          </table:table-cell>
          <table:table-cell office:value-type="float" office:value="580" calcext:value-type="float">
            <text:p>580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E16]*SUM([.B16:.D16])" office:value-type="float" office:value="1369380" calcext:value-type="float">
            <text:p>1369380</text:p>
          </table:table-cell>
          <table:table-cell table:formula="of:=[.F16]*SUM([.B16:.D16])" office:value-type="float" office:value="243183" calcext:value-type="float">
            <text:p>243183</text:p>
          </table:table-cell>
          <table:table-cell table:formula="of:=[.G16]*SUM([.B16:.D16])" office:value-type="float" office:value="63747" calcext:value-type="float">
            <text:p>637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oda Enyaq</text:p>
          </table:table-cell>
          <table:table-cell table:number-columns-repeated="2"/>
          <table:table-cell office:value-type="float" office:value="2208" calcext:value-type="float">
            <text:p>2208</text:p>
          </table:table-cell>
          <table:table-cell office:value-type="float" office:value="615" calcext:value-type="float">
            <text:p>615</text:p>
          </table:table-cell>
          <table:table-cell office:value-type="float" office:value="103" calcext:value-type="float">
            <text:p>103</text:p>
          </table:table-cell>
          <table:table-cell table:style-name="ce2" office:value-type="float" office:value="25.7" calcext:value-type="float">
            <text:p>25.7</text:p>
          </table:table-cell>
          <table:table-cell/>
          <table:table-cell table:formula="of:=[.E17]*SUM([.B17:.D17])" office:value-type="float" office:value="1357920" calcext:value-type="float">
            <text:p>1357920</text:p>
          </table:table-cell>
          <table:table-cell table:formula="of:=[.F17]*SUM([.B17:.D17])" office:value-type="float" office:value="227424" calcext:value-type="float">
            <text:p>227424</text:p>
          </table:table-cell>
          <table:table-cell table:formula="of:=[.G17]*SUM([.B17:.D17])" office:value-type="float" office:value="56745.6" calcext:value-type="float">
            <text:p>56745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at 500</text:p>
          </table:table-cell>
          <table:table-cell table:number-columns-repeated="2"/>
          <table:table-cell office:value-type="float" office:value="1356" calcext:value-type="float">
            <text:p>1356</text:p>
          </table:table-cell>
          <table:table-cell office:value-type="float" office:value="355" calcext:value-type="float">
            <text:p>355</text:p>
          </table:table-cell>
          <table:table-cell office:value-type="float" office:value="67" calcext:value-type="float">
            <text:p>67</text:p>
          </table:table-cell>
          <table:table-cell office:value-type="float" office:value="22.6" calcext:value-type="float">
            <text:p>22.6</text:p>
          </table:table-cell>
          <table:table-cell/>
          <table:table-cell table:formula="of:=[.E18]*SUM([.B18:.D18])" office:value-type="float" office:value="481380" calcext:value-type="float">
            <text:p>481380</text:p>
          </table:table-cell>
          <table:table-cell table:formula="of:=[.F18]*SUM([.B18:.D18])" office:value-type="float" office:value="90852" calcext:value-type="float">
            <text:p>90852</text:p>
          </table:table-cell>
          <table:table-cell table:formula="of:=[.G18]*SUM([.B18:.D18])" office:value-type="float" office:value="30645.6" calcext:value-type="float">
            <text:p>30645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at Mii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float" office:value="320" calcext:value-type="float">
            <text:p>320</text:p>
          </table:table-cell>
          <table:table-cell office:value-type="float" office:value="30" calcext:value-type="float">
            <text:p>3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E19]*SUM([.B19:.D19])" office:value-type="float" office:value="299520" calcext:value-type="float">
            <text:p>299520</text:p>
          </table:table-cell>
          <table:table-cell table:formula="of:=[.F19]*SUM([.B19:.D19])" office:value-type="float" office:value="28080" calcext:value-type="float">
            <text:p>28080</text:p>
          </table:table-cell>
          <table:table-cell table:formula="of:=[.G19]*SUM([.B19:.D19])" office:value-type="float" office:value="20872.8" calcext:value-type="float">
            <text:p>20872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sla Model Y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595" calcext:value-type="float">
            <text:p>595</text:p>
          </table:table-cell>
          <table:table-cell office:value-type="float" office:value="108" calcext:value-type="float">
            <text:p>108</text:p>
          </table:table-cell>
          <table:table-cell office:value-type="float" office:value="23.7" calcext:value-type="float">
            <text:p>23.7</text:p>
          </table:table-cell>
          <table:table-cell/>
          <table:table-cell table:formula="of:=[.E20]*SUM([.B20:.D20])" office:value-type="float" office:value="547995" calcext:value-type="float">
            <text:p>547995</text:p>
          </table:table-cell>
          <table:table-cell table:formula="of:=[.F20]*SUM([.B20:.D20])" office:value-type="float" office:value="99468" calcext:value-type="float">
            <text:p>99468</text:p>
          </table:table-cell>
          <table:table-cell table:formula="of:=[.G20]*SUM([.B20:.D20])" office:value-type="float" office:value="21827.7" calcext:value-type="float">
            <text:p>21827.7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umme TOP 10</text:p>
          </table:table-cell>
          <table:table-cell table:formula="of:=SUM([.B2:.B14])" office:value-type="float" office:value="8975" calcext:value-type="float">
            <text:p>8975</text:p>
          </table:table-cell>
          <table:table-cell table:formula="of:=SUM([.C2:.C11])" office:value-type="float" office:value="9226" calcext:value-type="float">
            <text:p>9226</text:p>
          </table:table-cell>
          <table:table-cell table:formula="of:=SUM([.D2:.D20])" office:value-type="float" office:value="17341" calcext:value-type="float">
            <text:p>17341</text:p>
          </table:table-cell>
          <table:table-cell table:number-columns-repeated="4"/>
          <table:table-cell table:formula="of:=SUM([.I2:.I20])/SUM([.B2:.D20])" office:value-type="float" office:value="554.924736930955" calcext:value-type="float">
            <text:p>554.924736930955</text:p>
          </table:table-cell>
          <table:table-cell table:formula="of:=SUM([.J2:.J20])/SUM([.B2:.D20])" office:value-type="float" office:value="80.4683191716842" calcext:value-type="float">
            <text:p>80.4683191716842</text:p>
          </table:table-cell>
          <table:table-cell table:formula="of:=SUM([.K2:.K20])/SUM([.B2:.D20])" office:value-type="float" office:value="23.8672694277193" calcext:value-type="float">
            <text:p>23.8672694277193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8:51:21.517000000</meta:creation-date>
    <dc:date>2022-01-11T15:08:02.649000000</dc:date>
    <meta:editing-duration>P2DT20H26M6S</meta:editing-duration>
    <meta:editing-cycles>1</meta:editing-cycles>
    <meta:document-statistic meta:table-count="1" meta:cell-count="180" meta:object-count="0"/>
    <meta:generator>LibreOffice/7.1.3.2$Windows_X86_64 LibreOffice_project/47f78053abe362b9384784d31a6e56f8511eb1c1</meta:generator>
  </office:meta>
</office:document-meta>
</file>